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font-name="Optima1" fo:font-size="10p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fo:font-style="normal" style:font-style-asian="normal" style:font-style-complex="normal"/>
    </style:style>
    <style:style style:name="P12" style:family="paragraph" style:parent-style-name="List">
      <style:text-properties fo:font-style="normal" fo:background-color="transparent" style:font-style-asian="normal" style:font-style-complex="normal"/>
    </style:style>
    <style:style style:name="P13" style:family="paragraph" style:parent-style-name="List">
      <style:text-properties fo:background-color="transparent"/>
    </style:style>
    <style:style style:name="P14" style:family="paragraph" style:parent-style-name="Standard">
      <style:paragraph-properties fo:margin-left="2.986cm" fo:margin-right="0cm" fo:text-indent="0cm" style:auto-text-indent="false"/>
    </style:style>
    <style:style style:name="P15" style:family="paragraph" style:parent-style-name="Code">
      <style:paragraph-properties fo:margin-left="2.999cm" fo:margin-right="0cm" fo:text-indent="0cm" style:auto-text-indent="false"/>
    </style:style>
    <style:style style:name="P16" style:family="paragraph" style:parent-style-name="Code">
      <style:text-properties style:font-name="Optima1" fo:font-size="10pt" style:font-size-asian="10pt" style:font-size-complex="10pt"/>
    </style:style>
    <style:style style:name="P17" style:family="paragraph" style:parent-style-name="Code">
      <style:text-properties style:font-name="Monaco1" fo:font-size="9pt" style:font-size-asian="9pt" style:font-size-complex="9pt"/>
    </style:style>
    <style:style style:name="P18" style:family="paragraph" style:parent-style-name="Code">
      <style:paragraph-properties fo:break-before="page"/>
      <style:text-properties style:font-name="Optima1" fo:font-size="10pt" style:font-size-asian="10pt" style:font-size-complex="10pt"/>
    </style:style>
    <style:style style:name="P19" style:family="paragraph" style:parent-style-name="Text_20_body">
      <style:paragraph-properties fo:text-align="center" style:justify-single-word="false"/>
    </style:style>
    <style:style style:name="P20" style:family="paragraph" style:parent-style-name="List">
      <style:paragraph-properties fo:margin-left="2.341cm" fo:margin-right="0cm" fo:text-indent="0cm" style:auto-text-indent="false"/>
    </style:style>
    <style:style style:name="P21" style:family="paragraph" style:parent-style-name="Contents_20_1">
      <style:paragraph-properties>
        <style:tab-stops>
          <style:tab-stop style:position="0cm"/>
          <style:tab-stop style:position="3cm"/>
        </style:tab-stops>
      </style:paragraph-properties>
    </style:style>
    <style:style style:name="P22" style:family="paragraph" style:parent-style-name="Contents_20_2">
      <style:paragraph-properties>
        <style:tab-stops>
          <style:tab-stop style:position="0cm"/>
        </style:tab-stops>
      </style:paragraph-properties>
    </style:style>
    <style:style style:name="P23" style:family="paragraph" style:parent-style-name="Heading_20_1" style:master-page-name="Standard">
      <style:paragraph-properties style:page-number="auto"/>
    </style:style>
    <style:style style:name="P24" style:family="paragraph" style:parent-style-name="Heading_20_1">
      <style:paragraph-properties fo:break-before="page"/>
    </style:style>
    <style:style style:name="P25" style:family="paragraph" style:parent-style-name="Heading_20_2">
      <style:paragraph-properties fo:break-before="page"/>
    </style:style>
    <style:style style:name="P26" style:family="paragraph" style:parent-style-name="Heading_20_TOC" style:master-page-name="Index">
      <style:paragraph-properties style:page-number="1"/>
    </style:style>
    <style:style style:name="P27" style:family="paragraph" style:parent-style-name="Standard" style:master-page-name="Index">
      <style:paragraph-properties style:page-number="auto"/>
    </style:style>
    <style:style style:name="P28" style:family="paragraph" style:parent-style-name="Standard" style:list-style-name="L1">
      <style:text-properties fo:background-color="transparent"/>
    </style:style>
    <style:style style:name="P29" style:family="paragraph" style:parent-style-name="Standard" style:list-style-name="L2"/>
    <style:style style:name="P30" style:family="paragraph" style:parent-style-name="Standard" style:list-style-nam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fo:font-style="normal" style:font-size-asian="9pt" style:font-style-asian="normal" style:font-size-complex="9pt" style:font-style-complex="normal"/>
    </style:style>
    <style:style style:name="T8" style:family="text">
      <style:text-properties style:text-underline-style="none"/>
    </style:style>
    <style:style style:name="T9" style:family="text">
      <style:text-properties style:text-underline-style="none" fo:background-color="transparent"/>
    </style:style>
    <style:style style:name="T10" style:family="text">
      <style:text-properties style:font-name="Optima1"/>
    </style:style>
    <style:style style:name="T11" style:family="text">
      <style:text-properties style:font-name="Optima1" fo:font-size="10pt" style:text-underline-style="none" style:font-size-asian="10pt" style:font-size-complex="10pt"/>
    </style:style>
    <style:style style:name="T12" style:family="text">
      <style:text-properties style:font-name="Optima1" fo:font-size="10pt" style:text-underline-style="none" fo:background-color="transparent" style:font-size-asian="10pt" style:font-size-complex="10pt"/>
    </style:style>
    <style:style style:name="T13" style:family="text">
      <style:text-properties style:font-name="Optima1" fo:font-size="10pt" style:font-size-asian="10pt" style:font-size-complex="10pt"/>
    </style:style>
    <style:style style:name="T14" style:family="text">
      <style:text-properties style:font-name="Optima1" fo:font-size="10pt" fo:font-style="normal" style:font-size-asian="10pt" style:font-style-asian="normal" style:font-size-complex="10pt" style:font-style-complex="normal"/>
    </style:style>
    <style:style style:name="T15" style:family="text">
      <style:text-properties style:font-name="monaco" fo:font-size="9pt" style:font-size-asian="9pt" style:font-size-complex="9pt"/>
    </style:style>
    <style:style style:name="T16" style:family="text">
      <style:text-properties fo:background-color="transparent"/>
    </style:style>
    <style:style style:name="T17" style:family="text">
      <style:text-properties fo:font-weight="normal" style:font-weight-asian="normal" style:font-weight-complex="normal"/>
    </style:style>
    <style:style style:name="T18" style:family="text">
      <style:text-properties style:font-name="Monaco1"/>
    </style:style>
    <style:style style:name="T19" style:family="text">
      <style:text-properties style:font-name="Monaco1" fo:font-size="9pt" fo:font-style="normal" style:font-size-asian="9pt" style:font-style-asian="normal" style:font-size-complex="9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8"/>
      <text:p text:style-name="P10">Version 2.0.4</text:p>
      <text:p text:style-name="P9">Native Microsoft Outlook Configuration Guide</text:p>
      <text:p text:style-name="P3"/>
      <text:p text:style-name="P27">Copyright © <text:s/>2009-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7">Version 2.0.4 – January 2013</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26">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Chapter 1<text:tab/>About this Guide <text:s text:c="2"/><text:tab/>2</text:p>
          <text:p text:style-name="P21">Chapter 2<text:tab/>Introduction <text:s text:c="2"/><text:tab/>3</text:p>
          <text:p text:style-name="P21">Chapter 3<text:tab/>Architecture <text:s text:c="2"/><text:tab/>4</text:p>
          <text:p text:style-name="P21">Chapter 4<text:tab/>Requirements <text:s text:c="3"/><text:tab/>5</text:p>
          <text:p text:style-name="P22">LDAP Server <text:s text:c="2"/><text:tab/>5</text:p>
          <text:p text:style-name="P22">Microsoft Active Directory <text:s text:c="2"/><text:tab/>5</text:p>
          <text:p text:style-name="P22">Other or No Solution <text:s text:c="2"/><text:tab/>6</text:p>
          <text:p text:style-name="P22">IMAP Server and Trust <text:s text:c="2"/><text:tab/>7</text:p>
          <text:p text:style-name="P21">Chapter 5<text:tab/>Installation <text:s text:c="2"/><text:tab/>8</text:p>
          <text:p text:style-name="P22">Red Hat Enterprise Linux v5 or v6 <text:s text:c="2"/><text:tab/>8</text:p>
          <text:p text:style-name="P22">Debian 6.0 (“Squeeze”) and Ubuntu 12.04 (“Precise Pangolin”) <text:s text:c="2"/><text:tab/>9</text:p>
          <text:p text:style-name="P21">Chapter 6<text:tab/>Configuration <text:s text:c="2"/><text:tab/>10</text:p>
          <text:p text:style-name="P22">SOGo Configuration <text:s text:c="2"/><text:tab/>10</text:p>
          <text:p text:style-name="P22">Samba 4 Configuration <text:s text:c="2"/><text:tab/>10</text:p>
          <text:p text:style-name="P22">OpenChange Configuration <text:s text:c="2"/><text:tab/>11</text:p>
          <text:p text:style-name="P22">Apache Configuration for Web Services <text:s text:c="2"/><text:tab/>12</text:p>
          <text:p text:style-name="P22">Name Service Configuration for Web Services <text:s text:c="2"/><text:tab/>13</text:p>
          <text:p text:style-name="P21">Chapter 7<text:tab/>Adding Users <text:s text:c="2"/><text:tab/>14</text:p>
          <text:p text:style-name="P21">Chapter 8<text:tab/>Microsoft Outlook 2003, 2007 and 2010 Configuration <text:s text:c="2"/><text:tab/>15</text:p>
          <text:p text:style-name="P21">Chapter 9<text:tab/>Known Issues or Limitations <text:s text:c="2"/><text:tab/>16</text:p>
          <text:p text:style-name="P22">Current Limitations <text:s text:c="2"/><text:tab/>16</text:p>
          <text:p text:style-name="P21">Chapter 10<text:tab/>Additional Information <text:s text:c="2"/><text:tab/>18</text:p>
          <text:p text:style-name="P21">Chapter 11<text:tab/>Commercial Support and Contact Information <text:s text:c="2"/><text:tab/>19</text:p>
        </text:index-body>
      </text:table-of-content>
      <text:h text:style-name="P23"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7">on version 2.0.</text:span><text:span text:style-name="T17">4</text:span><text:span text:style-name="T17">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4" text:outline-level="1">Architecture</text:h>
      <text:p text:style-name="Text_20_body">The following diagram demonstrates the architecture of the native Outlook compatibility layer of SOGo.</text:p>
      <text:p text:style-name="P19"><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25" text:outline-level="2">IMAP Server and Trust</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7">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4" text:outline-level="1">Installation</text:h>
      <text:p text:style-name="Standard">This section will guide you through the installation of the native Microsoft Outlook compatibility layer SOGo offers.</text:p>
      <text:h text:style-name="Heading_20_2" text:outline-level="2">Red Hat Enterprise Linux v5 or v6</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7">yum clean all &amp;&amp; yum makecache</text:p>
      <text:p text:style-name="Code"><text:span text:style-name="T6">yum install samba4</text:span> \</text:p>
      <text:p text:style-name="Code"><text:span text:style-name="T6"><text:s text:c="12"/></text:span><text:span text:style-name="T6">openchange</text:span> \</text:p>
      <text:p text:style-name="P17"><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7"/>
      <text:p text:style-name="Standard">Once the packages are installed, refer to the <text:span text:style-name="T2">Configuration</text:span> chapter from this guide.</text:p>
      <text:h text:style-name="P25" text:outline-level="2">Debian 6.0 (“Squeeze”) and Ubuntu 12.04 (“Precise Pangolin”)</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3">:</text:span></text:p>
      <text:p text:style-name="P17">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6">Once completed, install the packages related to OpenChange and the SOGo provider:</text:p>
      <text:p text:style-name="Code"><text:span text:style-name="T6">apt-get install openchangeserve</text:span><text:span text:style-name="T6">r \</text:span></text:p>
      <text:p text:style-name="P17"><text:s text:c="16"/>sogo-openchange \</text:p>
      <text:p text:style-name="Code"><text:span text:style-name="T6"><text:s text:c="16"/></text:span><text:span text:style-name="T6">openchangeproxy</text:span> \</text:p>
      <text:p text:style-name="Code"><text:span text:style-name="T15"><text:s text:c="16"/></text:span><text:span text:style-name="T15">openchange-ocsmanager</text:span> \</text:p>
      <text:p text:style-name="Code"><text:span text:style-name="T6"><text:s text:c="16"/></text:span><text:span text:style-name="T6">openchange-rpcproxy</text:span></text:p>
      <text:p text:style-name="P17"/>
      <text:p text:style-name="Standard">Once the packages are installed, refer to the <text:span text:style-name="T2">Configuration</text:span> chapter from this guide.</text:p>
      <text:h text:style-name="P24"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text:span></text:span><text:span text:style-name="Emphasis"><text:span text:style-name="T8">G</text:span></text:span><text:span text:style-name="Emphasis"><text:span text:style-name="T8">uide</text:span></text:span><text:span text:style-name="T8">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7"/><text:bookmark text:name="line-176"/><text:bookmark text:name="line-175"/><text:bookmark text:name="line-174"/></text:p>
      <text:p text:style-name="Code">samba-tool domain provision --realm=example.com \</text:p>
      <text:p text:style-name="Code"><text:s text:c="10"/>--domain=OPENCHANGE \</text:p>
      <text:p text:style-name="Code"><text:s text:c="10"/>--adminpass='%1OpenChange' \</text:p>
      <text:p text:style-name="Code"><text:s text:c="10"/>--server-role='domain controller'</text:p>
      <text:p text:style-name="Code"/>
      <text:p text:style-name="Text_20_body">You might consider changing the realm and domain used, to suit your enviroment.</text:p>
      <text:p text:style-name="P16">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etc/samba4/smb.conf </text:span><text:span text:style-name="T10">(</text:span><text:span text:style-name="Code_20__28_inline_29_">/etc/samba/smb.conf </text:span><text:span text:style-name="T10">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6"/>
      <text:p text:style-name="P18">Your Samba 4 configuration file should look like this:</text:p>
      <text:p text:style-name="P16"/>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p text:style-name="Text_20_body"><text:bookmark text:name="line-316"/><text:bookmark text:name="line-315"/>As Samba 4 will be started as <text:span text:style-name="Code_20__28_inline_29_">root</text:span>, the SOGo configuration file will be looked up under <text:span text:style-name="Code_20__28_inline_29_">root</text:span>'s home directory. <text:bookmark text:name="line-317"/>Create the following symbolic link to make sure that Samba 4 finds the configuration file: <text:bookmark text:name="line-320"/><text:bookmark text:name="line-319"/><text:bookmark text:name="line-318"/></text:p>
      <text:p text:style-name="Code"><text:bookmark text:name="line-1-20"/>ln -s ~sogo/GNUstep /root/</text:p>
      <text:p text:style-name="Code"/>
      <text:h text:style-name="Heading_20_2" text:outline-level="2">OpenChange Configuration</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text:soft-page-break/>[+] Step 12: Exchange Samba with Exchange configuration objects</text:p>
      <text:p text:style-name="Code"><text:bookmark text:name="line-17-2"/>[SUCCESS] Done!</text:p>
      <text:p text:style-name="Code"/>
      <text:p text:style-name="Standard"><text:bookmark text:name="line-209"/><text:bookmark text:name="line-208"/>You can safely ignore the “<text:span text:style-name="T6">ERROR: no subClassOf 'serviceAdministrationPoint' for 'rRASAdministrationConnectionPoint'</text:span>” message when running the <text:span text:style-name="T6">openchange_provision</text:span> command.</text:p>
      <text:p text:style-name="Standard">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5"><text:bookmark text:name="line-14-3"/><text:s text:c="8"/>* Events Root <text:s text:c="29"/>0x0900000000000001</text:p>
      <text:p text:style-name="P15"/>
      <text:p text:style-name="P15"/>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6">hange web services:</text:span></text:p>
      <text:p text:style-name="Code"><text:span text:style-name="Code_20__28_inline_29_">/etc/init.d/openchange-ocsmanager start</text:span></text:p>
      <text:h text:style-name="Heading_20_2" text:outline-level="2">Apache Configuration for Web Services</text:h>
      <text:p text:style-name="P7">The OpenChange web services consist of two components:</text:p>
      <text:list xml:id="list9036382011336506650" text:style-name="L1">
        <text:list-item>
          <text:p text:style-name="P28"><text:span text:style-name="T1">OCS Manager</text:span> which is used for autodiscovery and freebusy lookups on Outlook 2007 and 2010. <text:s/>This service runs in its own application server which listens on 127.0.0.1:5000 by default. <text:s/>Apache needs to be configured to forward certain requests to it to make it accessible from the outside.<text:line-break/>Note that this service <text:span text:style-name="T1">MUST</text:span> be accessible over <text:span text:style-name="T1">HTTPS</text:span>, otherwise Outlook won't use it.</text:p>
        </text:list-item>
        <text:list-item>
          <text:p text:style-name="P28"><text:soft-page-break/><text:span text:style-name="T1">RPC Proxy</text:span> which is used for RPC over HTTP (“Outlook Anywhere”)<text:line-break/>This service runs as a WSGI application under apache (mod_wsgi).<text:line-break/>While HTTPS is not required to access this service, it is strongly recommended.</text:p>
        </text:list-item>
      </text:list>
      <text:p text:style-name="Standard">On RHEL-based distributions, the apache configuration required by these services can be found 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7">The configuration requires three Apache modules: <text:s/><text:span text:style-name="T2">mod_proxy</text:span>, <text:span text:style-name="T2">mod_proxy_http</text:span> and <text:span text:style-name="T2">mod_wsgi</text:span>.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3"> (or </text:span></text:span><text:span text:style-name="Code_20__28_inline_29_">python26-mod_wsgi.conf</text:span><text:span text:style-name="Code_20__28_inline_29_"><text:span text:style-name="T13"> on RHELv5).</text:span></text:span></text:p>
      <text:p text:style-name="Standard">The <text:span text:style-name="T2">reqtimeout</text:span><text:span text:style-name="T4"> apache module is known to cause problems when using the default configuration shipped with Debian-based systems. <text:s/>On such distributions, apache will close (HTTP/1.1 500) any HTTP request for which the HTTP body hasn't arrived in 10 seconds.<text:line-break/>While this is arguably good practice with regular HTTP, it will disrupt the RPC over HTTP protocol implemented by RPC Proxy: Outlook will continuously disconnect and reconnect leading to suboptimal performance.<text:line-break/>To avoid this problem, use a much higher timeout or disable the module:</text:span></text:p>
      <text:p text:style-name="Standard"><text:span text:style-name="T7">a2dismod reqtimeout</text:span><text:span text:style-name="T4"> <text:s text:c="2"/></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3082674886590750867" text:style-name="L2">
        <text:list-item>
          <text:p text:style-name="P29">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9">The second option is to add a <text:span text:style-name="Code_20__28_inline_29_">SRV</text:span> entry to your DNS configuration where the <text:soft-page-break/>“_service” value would be “Autodiscover” and the “_protocol” would be “_tcp”.<text:line-break/>For example:<text:line-break/><text:span text:style-name="T6">_autodiscover._tcp.example.com. IN <text:s/>SRV 0 0 443 sogo.example.com.</text:span></text:p>
        </text:list-item>
      </text:list>
      <text:p text:style-name="P6">Again, the autodiscovery service must be accessible over HTTPS.</text:p>
      <text:h text:style-name="P24"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7"><text:span text:style-name="T8">If you don't have a trust between your IMAP server and SOGo, you must at this point set the cleartext password of the newly created user in </text:span><text:span text:style-name="Code_20__28_inline_29_"><text:span text:style-name="T8">/var/lib/samba4/private/mapistore/&lt;username/password</text:span></text:span><text:span text:style-name="T8"> (or </text:span><text:span text:style-name="Code_20__28_inline_29_"><text:span text:style-name="T8">/var/lib/samba/private/mapistore/&lt;username/password</text:span></text:span><text:span text:style-name="T11"> on Debian-based distributions).</text:span></text:p>
      <text:p text:style-name="Standard"><text:span text:style-name="T12">This per-us</text:span><text:span text:style-name="T9">er file contains the cleartext password of the user as a UTF-8 string, on a single line. This password will be used to authenticate SOGo/OpenChange storage provider to your IMAP server.</text:span></text:p>
      <text:h text:style-name="P24"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s:</text:p>
      <text:p text:style-name="Code">192.168.1.1<text:tab/><text:tab/>sogo.example.com <text:s/><text:span text:style-name="T15">autodiscover.example.com</text:span></text:p>
      <text:p text:style-name="Code"/>
      <text:p text:style-name="P14">Next, you must configure Microsoft Outlook.</text:p>
      <text:p text:style-name="P11">❏<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8">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8">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30" text:outline-level="1"/>
      <text:h text:style-name="P24" text:outline-level="1">Known Issues or Limita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6">dule.<text:line-break/>If you do, use “Outlook Anywhere” to connect Outlook to SOGo/OpenChange.</text:span></text:p>
      <text:p text:style-name="P13"/>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3"><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7">openchange_cleanup.py</text:span><text:span text:style-name="T4"> script distributed with sogo. <text:s/>The script can be found <text:s/>in </text:span><text:span text:style-name="T7">/usr/share/doc/sogo/</text:span><text:span text:style-name="T4"> (</text:span><text:span text:style-name="T7">/usr/share/sogo-VERSION/</text:span><text:span text:style-name="T4"> on RHEL).<text:line-break/>To reset a user, run the script as root: </text:span><text:span text:style-name="T7">python openchange_cleanup.py username<text:line-break/></text:span><text:span text:style-name="T14">See the usage output for additional options.</text:span></text:p>
      <text:p text:style-name="P12">❏<text:tab/>The “Out of Office Assistant” will not currently work. This feature has not been implemented.</text:p>
      <text:p text:style-name="P12">❏<text:tab/>Creating folders below INBOX (when not normally permitted by the IMAP server), below the 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soft-page-break/>“<text:a xlink:type="simple" xlink:href="mailto:email@example.com">email@example.com</text:a>”) and choose “New Folder...” from the contextual menu. Choose the relevent item types.</text:p>
      <text:p text:style-name="P12"/>
      <text:h text:style-name="Heading_20_3" text:outline-level="3">Mail</text:h>
      <text:p text:style-name="List">❏<text:tab/>Sharing mail folders is not supported.</text:p>
      <text:p text:style-name="List"><text:span text:style-name="T4">❏<text:tab/>To avoid possibly lossy conversion from RTF to HTML, Outlook should be configured to send all mails as HTML (or plaintext) instead of </text:span><text:span text:style-name="T2">Outlook Rich Text Format</text:span><text:span text:style-name="T4">.</text:span></text:p>
      <text:h text:style-name="Heading_20_3" text:outline-level="3">Calendar</text:h>
      <text:p text:style-name="List">❏<text:tab/>Labels will not work.</text:p>
      <text:p text:style-name="List">❏<text:tab/>It might be impossible to view event details from a shared calendar. This issue is being worked on.</text:p>
      <text:p text:style-name="P20"/>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4"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1</text:chapter></text:p>
      </style:header>
      <style:footer>
        <text:p text:style-name="MP2">© 2009-2013 Inverse inc.<text:tab/><text:chapter text:display="name" text:outline-level="1">Commercial Support and Contact Information</text:chapter><text:tab/><text:page-number text:select-page="current">2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561</meta:editing-cycles>
    <meta:editing-duration>P3DT21H38M14S</meta:editing-duration>
    <dc:date>2013-03-21T15:33:52</dc:date>
    <meta:document-statistic meta:table-count="0" meta:image-count="3" meta:object-count="0" meta:page-count="22" meta:paragraph-count="321" meta:word-count="3653" meta:character-count="25157"/>
    <meta:user-defined meta:name="Info 1"/>
    <meta:user-defined meta:name="Info 2"/>
    <meta:user-defined meta:name="Info 3"/>
    <meta:user-defined meta:name="Info 4"/>
  </office:meta>
</office:document-meta>
</file>